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LGC Sans" svg:font-family="'DejaVu LGC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weight="bold" style:font-weight-asian="bold" style:font-weight-complex="bold"/>
    </style:style>
    <style:style style:name="P7" style:family="paragraph" style:parent-style-name="Standard">
      <style:paragraph-properties style:line-height-at-least="0.176cm" fo:text-align="justify" style:justify-single-word="false"/>
    </style:style>
    <style:style style:name="P8" style:family="paragraph" style:parent-style-name="Standard" style:master-page-name="Standard">
      <style:paragraph-properties fo:margin-left="-1.349cm" fo:margin-right="0cm" fo:line-height="150%" fo:text-align="center" style:justify-single-word="false" fo:text-indent="0cm" style:auto-text-indent="false" style:page-number="auto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text-position="super 58%" style:font-name="Times New Roman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Акт обследования помещения по дог. № <text:s text:c="15"/></text:p>
      <text:p text:style-name="P3"/>
      <text:p text:style-name="P4">«____»_______________ 2010 г. <text:s text:c="15"/>Начало обследования _____ч_____мин.</text:p>
      <text:p text:style-name="P4">Потрачено времени ______ мин <text:s text:c="16"/>Конец обследования ______ч_____мин.</text:p>
      <text:p text:style-name="P4"/>
      <text:p text:style-name="P5">Сведения о Заказчике:</text:p>
      <text:p text:style-name="P4">Ф.И.О.________________________________________________________________________________________</text:p>
      <text:p text:style-name="P2"><text:span text:style-name="T1">Адрес:________________________________________________________________________________________</text:span><text:span text:style-name="T2">S дома от______м</text:span><text:span text:style-name="T3">2 <text:s text:c="23"/></text:span><text:span text:style-name="T2">телефон:______________________</text:span></text:p>
      <text:p text:style-name="P5"/>
      <text:p text:style-name="P5">Сведения об объекте:</text:p>
      <text:p text:style-name="P6">Тип газифицируемого объекта: </text:p>
      <text:p text:style-name="P2"><text:span text:style-name="T2">⁪ </text:span><text:span text:style-name="T1">отдельный дом; ⁪ квартира; ⁪ хоз. строение.</text:span></text:p>
      <text:p text:style-name="P6">Тип помещения, где устанавливается газовое оборудование:</text:p>
      <text:p text:style-name="P2"><text:span text:style-name="T1">⁪ кухня; <text:s/>⁪ подвал; ⁪ цоколь; <text:s/>⁪ хоз. помещение.</text:span></text:p>
      <text:p text:style-name="P6">Характеристика помещения:</text:p>
      <text:p text:style-name="P4">Площадь______ кв. м; </text:p>
      <text:p text:style-name="P4">Высота потолка_____м; </text:p>
      <text:p text:style-name="P4">Открывающееся окно____;</text:p>
      <text:p text:style-name="P4">Уровень пола от земли____м</text:p>
      <text:p text:style-name="P2"><text:span text:style-name="T2">Газопровод-ввод в: <text:s/>⁪ </text:span><text:span text:style-name="T1">цокольный этаж; ⁪ <text:s/>первый этаж; ⁪ второй этаж.</text:span></text:p>
      <text:p text:style-name="P6">Ориентировочная длина газопровода-ввода__________м.</text:p>
      <text:p text:style-name="P6">Устанавливаемое газовое оборудование:</text:p>
      <text:p text:style-name="P2"><text:span text:style-name="T1"><text:s text:c="2"/>⁪ КТЗ; <text:s text:c="2"/>⁪клапан э/м; <text:s/>⁪сигнализатор; <text:s/>⁪фильтр газовый; <text:s/>⁪счетчик газовый, ⁪ ПГ_____; <text:s/></text:span></text:p>
      <text:p text:style-name="P1"><text:span text:style-name="T1">У</text:span><text:span text:style-name="T2">становлено ли газовое оборудование </text:span><text:span text:style-name="T1">⁪ да; ⁪ нет</text:span></text:p>
      <text:p text:style-name="P1"><text:span text:style-name="T2">Есть ли необходимость в установке газового оборудования: </text:span><text:span text:style-name="T1">⁪ да; ⁪ нет<text:line-break/>⁪ водонагреватель____л; <text:s/></text:span></text:p>
      <text:p text:style-name="P2"><text:span text:style-name="T1">⁪ котел настенный - ⁪ одно контурный ⁪ двухконтурный ⁪ бойлер накопительный____ л;</text:span></text:p>
      <text:p text:style-name="P2"><text:span text:style-name="T1">⁪ котел напольный - ⁪ бойлер накопительный____ л</text:span></text:p>
      <text:p text:style-name="P2"><text:span text:style-name="T2">Наличие обособленного дымохода: <text:s/></text:span><text:span text:style-name="T1">⁪ нет; <text:s text:c="3"/>⁪ есть d_______</text:span></text:p>
      <text:p text:style-name="P2"><text:span text:style-name="T2">Наличие вентканала: </text:span><text:span text:style-name="T1">⁪ нет; ⁪ есть d_______</text:span></text:p>
      <text:p text:style-name="P2"><text:span text:style-name="T2">Пробивка отверстий: <text:s/></text:span><text:span text:style-name="T1">⁪ выполняет подрядчик; кол-во отверстий__________</text:span></text:p>
      <text:p text:style-name="P4">диаметр______мм <text:s text:c="6"/>диаметр______мм <text:s text:c="8"/>диаметр________мм</text:p>
      <text:p text:style-name="P2"><text:span text:style-name="T2">Состав и толщина наружной стены: </text:span><text:span text:style-name="T1">_____________мм, _____ <text:s text:c="3"/>_______мм</text:span></text:p>
      <text:p text:style-name="P6">Межкомнатных стен:______________________________мм</text:p>
      <text:p text:style-name="P6"/>
      <text:p text:style-name="P6">Заказчик__________/_____________________/ <text:s text:c="9"/>Подрядчик:___________/________________________/</text:p>
      <text:p text:style-name="P7"><text:span text:style-name="T2"><text:s text:c="18"/></text:span><text:span text:style-name="T1">(подпись) <text:s text:c="12"/>(расшифровка) <text:s text:c="40"/>(подпись) <text:s text:c="17"/>(расшифровка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LGC Sans" svg:font-family="'DejaVu LGC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size="12pt" fo:language="ru" fo:country="RU" style:letter-kerning="true" style:font-name-asian="DejaVu LGC Sans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-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74cm" fo:margin-left="0.609cm" fo:margin-right="0.47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05-29T16:25:00</meta:creation-date>
    <dc:creator>Лебёдкин Артем</dc:creator>
    <dc:date>2010-01-29T15:55:00</dc:date>
    <meta:print-date>2010-01-29T16:14:00</meta:print-date>
    <meta:editing-cycles>2</meta:editing-cycles>
    <meta:editing-duration>PT00H09M00S</meta:editing-duration>
    <meta:document-statistic meta:table-count="0" meta:image-count="0" meta:object-count="0" meta:page-count="1" meta:paragraph-count="32" meta:word-count="184" meta:character-count="1906"/>
    <meta:generator>OpenOffice.org/3.1$Linux OpenOffice.org_project/310m19$Build-9420</meta:generator>
  </office:meta>
</office:document-meta>
</file>